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aincount-2021-08-17" table:style-name="ta1"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currentdate</text:p>
          </table:table-cell>
          <table:table-cell table:style-name="Default" office:value-type="string" calcext:value-type="string">
            <text:p>currentti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1-07-04 </text:p>
          </table:table-cell>
          <table:table-cell office:value-type="string" calcext:value-type="string">
            <text:p>16:53: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1-07-04 </text:p>
          </table:table-cell>
          <table:table-cell office:value-type="string" calcext:value-type="string">
            <text:p>17:00: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1-07-04 </text:p>
          </table:table-cell>
          <table:table-cell office:value-type="string" calcext:value-type="string">
            <text:p>17:03: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1-07-04 </text:p>
          </table:table-cell>
          <table:table-cell office:value-type="string" calcext:value-type="string">
            <text:p>17:07: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1-07-04 </text:p>
          </table:table-cell>
          <table:table-cell office:value-type="string" calcext:value-type="string">
            <text:p>17:12: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21-07-04 </text:p>
          </table:table-cell>
          <table:table-cell office:value-type="string" calcext:value-type="string">
            <text:p>19:15: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21-07-04 </text:p>
          </table:table-cell>
          <table:table-cell office:value-type="string" calcext:value-type="string">
            <text:p>21:11: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21-07-04 </text:p>
          </table:table-cell>
          <table:table-cell office:value-type="string" calcext:value-type="string">
            <text:p>21:12: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21-07-04 </text:p>
          </table:table-cell>
          <table:table-cell office:value-type="string" calcext:value-type="string">
            <text:p>21:13: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21-07-04 </text:p>
          </table:table-cell>
          <table:table-cell office:value-type="string" calcext:value-type="string">
            <text:p>21:13: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21-07-04 </text:p>
          </table:table-cell>
          <table:table-cell office:value-type="string" calcext:value-type="string">
            <text:p>21:14: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21-07-04 </text:p>
          </table:table-cell>
          <table:table-cell office:value-type="string" calcext:value-type="string">
            <text:p>21:15: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21-07-04 </text:p>
          </table:table-cell>
          <table:table-cell office:value-type="string" calcext:value-type="string">
            <text:p>21:16: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021-07-04 </text:p>
          </table:table-cell>
          <table:table-cell office:value-type="string" calcext:value-type="string">
            <text:p>21:17: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21-07-04 </text:p>
          </table:table-cell>
          <table:table-cell office:value-type="string" calcext:value-type="string">
            <text:p>21:18: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021-07-04 </text:p>
          </table:table-cell>
          <table:table-cell office:value-type="string" calcext:value-type="string">
            <text:p>21:21: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021-07-05 </text:p>
          </table:table-cell>
          <table:table-cell office:value-type="string" calcext:value-type="string">
            <text:p>01:45: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2:58: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2:59: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00: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01: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05: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06: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07: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07: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08: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09: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10: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12: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14: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15: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16: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16: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17: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17: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17: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18: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18: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19: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19: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20:5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21: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22: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22: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23: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23: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23: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24: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24: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26: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44: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52: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55: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21-07-07 </text:p>
          </table:table-cell>
          <table:table-cell office:value-type="string" calcext:value-type="string">
            <text:p>23:59: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21-07-08 </text:p>
          </table:table-cell>
          <table:table-cell office:value-type="string" calcext:value-type="string">
            <text:p>00:06: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21-07-08 </text:p>
          </table:table-cell>
          <table:table-cell office:value-type="string" calcext:value-type="string">
            <text:p>00:09: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21-07-08 </text:p>
          </table:table-cell>
          <table:table-cell office:value-type="string" calcext:value-type="string">
            <text:p>00:12: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21-07-08 </text:p>
          </table:table-cell>
          <table:table-cell office:value-type="string" calcext:value-type="string">
            <text:p>00:14: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21-07-08 </text:p>
          </table:table-cell>
          <table:table-cell office:value-type="string" calcext:value-type="string">
            <text:p>00:18: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21-07-08 </text:p>
          </table:table-cell>
          <table:table-cell office:value-type="string" calcext:value-type="string">
            <text:p>00:38: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21-07-08 </text:p>
          </table:table-cell>
          <table:table-cell office:value-type="string" calcext:value-type="string">
            <text:p>00:41: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21-07-08 </text:p>
          </table:table-cell>
          <table:table-cell office:value-type="string" calcext:value-type="string">
            <text:p>00:45: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21-07-08 </text:p>
          </table:table-cell>
          <table:table-cell office:value-type="string" calcext:value-type="string">
            <text:p>00:54: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21-07-08 </text:p>
          </table:table-cell>
          <table:table-cell office:value-type="string" calcext:value-type="string">
            <text:p>01:01: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21-07-08 </text:p>
          </table:table-cell>
          <table:table-cell office:value-type="string" calcext:value-type="string">
            <text:p>01:05: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21-07-08 </text:p>
          </table:table-cell>
          <table:table-cell office:value-type="string" calcext:value-type="string">
            <text:p>01:13: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21-07-08 </text:p>
          </table:table-cell>
          <table:table-cell office:value-type="string" calcext:value-type="string">
            <text:p>04:46: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2021-07-08 </text:p>
          </table:table-cell>
          <table:table-cell office:value-type="string" calcext:value-type="string">
            <text:p>05:18: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2: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2: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2: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2: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1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2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2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09:03: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15: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15: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0:21:4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0:1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0: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0: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0:2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0:2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0: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0: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0: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0: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0: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0: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1: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1:1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1: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1: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2:4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2:4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2: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2: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2: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2: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2:4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2:4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4: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4: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4:2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4: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4: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6:54: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7:01: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7:04:4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7:04:4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7:04:4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7:04:4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7:04:4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2021-07-09 </text:p>
          </table:table-cell>
          <table:table-cell office:value-type="string" calcext:value-type="string">
            <text:p>17:04:4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2021-07-11 </text:p>
          </table:table-cell>
          <table:table-cell office:value-type="string" calcext:value-type="string">
            <text:p>08:09:3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2021-07-11 </text:p>
          </table:table-cell>
          <table:table-cell office:value-type="string" calcext:value-type="string">
            <text:p>08:20: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021-07-11 </text:p>
          </table:table-cell>
          <table:table-cell office:value-type="string" calcext:value-type="string">
            <text:p>08:31:2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2021-07-11 </text:p>
          </table:table-cell>
          <table:table-cell office:value-type="string" calcext:value-type="string">
            <text:p>08:39: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2021-07-11 </text:p>
          </table:table-cell>
          <table:table-cell office:value-type="string" calcext:value-type="string">
            <text:p>08:44:5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2021-07-11 </text:p>
          </table:table-cell>
          <table:table-cell office:value-type="string" calcext:value-type="string">
            <text:p>08:48: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2021-07-11 </text:p>
          </table:table-cell>
          <table:table-cell office:value-type="string" calcext:value-type="string">
            <text:p>08:49:4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021-07-11 </text:p>
          </table:table-cell>
          <table:table-cell office:value-type="string" calcext:value-type="string">
            <text:p>08:50:2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2021-07-11 </text:p>
          </table:table-cell>
          <table:table-cell office:value-type="string" calcext:value-type="string">
            <text:p>08:52: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2021-07-11 </text:p>
          </table:table-cell>
          <table:table-cell office:value-type="string" calcext:value-type="string">
            <text:p>08:59: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2021-07-11 </text:p>
          </table:table-cell>
          <table:table-cell office:value-type="string" calcext:value-type="string">
            <text:p>09:06:5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2021-07-11 </text:p>
          </table:table-cell>
          <table:table-cell office:value-type="string" calcext:value-type="string">
            <text:p>09:13: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2021-07-11 </text:p>
          </table:table-cell>
          <table:table-cell office:value-type="string" calcext:value-type="string">
            <text:p>09:52:2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021-07-11 </text:p>
          </table:table-cell>
          <table:table-cell office:value-type="string" calcext:value-type="string">
            <text:p>10:14:3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2021-07-13 </text:p>
          </table:table-cell>
          <table:table-cell office:value-type="string" calcext:value-type="string">
            <text:p>23:53: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021-07-13 </text:p>
          </table:table-cell>
          <table:table-cell office:value-type="string" calcext:value-type="string">
            <text:p>23:58:1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21-07-14 </text:p>
          </table:table-cell>
          <table:table-cell office:value-type="string" calcext:value-type="string">
            <text:p>00:08:3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2021-07-14 </text:p>
          </table:table-cell>
          <table:table-cell office:value-type="string" calcext:value-type="string">
            <text:p>09:53:3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021-07-20 </text:p>
          </table:table-cell>
          <table:table-cell office:value-type="string" calcext:value-type="string">
            <text:p>09:45: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2021-07-30 </text:p>
          </table:table-cell>
          <table:table-cell office:value-type="string" calcext:value-type="string">
            <text:p>07:06:5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21-08-02 </text:p>
          </table:table-cell>
          <table:table-cell office:value-type="string" calcext:value-type="string">
            <text:p>17:16:1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03:1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07:5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09: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09: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0: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1: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1: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1:5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2:2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2: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3: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3: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3:3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3: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4:1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4:2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4:4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4:5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5: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5:3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5:5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6: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6:3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7: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7:2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8: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8:4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19:2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20:1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21:4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23:0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24: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25:2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27:5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41: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46: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0:52: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021-08-04 </text:p>
          </table:table-cell>
          <table:table-cell office:value-type="string" calcext:value-type="string">
            <text:p>21:25:5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18:50: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19:07: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19:24: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19:36:3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0:44:0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0:50:2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0:54:5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0:59:2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02:4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05:5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08:0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09:2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11: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13: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17: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23:0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29:0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34:3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37:2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39:2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41:5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44:4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46: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47:5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49: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51:0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52:2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53:4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55: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57:1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1:59:3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02:4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05:4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07: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08:4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10:2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11:5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13:0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14:0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15:4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18: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21:2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24: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26:2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28:1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29:5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31:2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33:5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36:3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39:4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42:4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45:4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48:4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52:0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55:5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2:58:4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01:2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04:4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07: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10:0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12:4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15:0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18: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20:4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23:3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25:3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28:2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31:5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35:5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39:3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43:3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47:4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51: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54: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2021-08-16 </text:p>
          </table:table-cell>
          <table:table-cell office:value-type="string" calcext:value-type="string">
            <text:p>23:57:4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0:01: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0:04:3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0:07:5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0:11: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0:15:5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0:19:3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0:24: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0:29: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0:33:4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0:37:5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0:44: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0:48: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0:53:2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0:59:1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1:07: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1:13: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1:18:3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1:22: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1:27:4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1:34:1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1:40:4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1:46:5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1:53: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1:59:5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2:05:2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2:12:0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2:17: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2:22: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2:27:3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2:32:4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2:39:1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2:44: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2:50:2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2:56: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3:03:0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3:09:1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3:18:4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3:25:2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3:33:0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3:42:3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3:52:2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4:03:5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4:17:2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4:27:1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4:37:4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4:48:4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4:58:5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5:08:3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5:16:5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5:24:3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5:33:0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5:43:0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5:56:4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6:07:0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6:16:3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6:34: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6:54:0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7:06:4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7:16: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7:23:3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7:26:2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7:31:2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7:35:4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7:43:1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7:52:1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8:00:2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8:11: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8:21:3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8:34:5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8:48:2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9:07:5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9:28:0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09:59:1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10:51:1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11:37: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14:37:3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14:38:4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14:39:3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2021-08-17 </text:p>
          </table:table-cell>
          <table:table-cell office:value-type="string" calcext:value-type="string">
            <text:p>15:18:1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2021-08-17</text:p>
          </table:table-cell>
          <table:table-cell office:value-type="string" calcext:value-type="string">
            <text:p>20:09:1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2021-08-17</text:p>
          </table:table-cell>
          <table:table-cell office:value-type="string" calcext:value-type="string">
            <text:p>20:09:2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2021-08-17</text:p>
          </table:table-cell>
          <table:table-cell office:value-type="string" calcext:value-type="string">
            <text:p>20:09: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19" meta:object-count="0"/>
    <meta:generator>LibreOffice/6.1.5.2$Linux_ARM_EABI LibreOffice_project/10$Build-2</meta:generator>
  </office:meta>
</office:document-meta>
</file>